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24334" officeooo:paragraph-rsid="00024334"/>
    </style:style>
    <style:style style:name="P2" style:family="paragraph" style:parent-style-name="Standard">
      <style:paragraph-properties fo:text-align="center" style:justify-single-word="false"/>
      <style:text-properties fo:font-size="18pt" officeooo:rsid="00024334" officeooo:paragraph-rsid="00024334" style:font-size-asian="18pt" style:font-size-complex="18pt"/>
    </style:style>
    <style:style style:name="P3" style:family="paragraph" style:parent-style-name="Standard">
      <style:paragraph-properties fo:text-align="justify" style:justify-single-word="false"/>
      <style:text-properties fo:font-size="18pt" officeooo:rsid="00024334" officeooo:paragraph-rsid="00024334" style:font-size-asian="18pt" style:font-size-complex="18pt"/>
    </style:style>
    <style:style style:name="P4" style:family="paragraph" style:parent-style-name="Standard">
      <style:paragraph-properties fo:text-align="justify" style:justify-single-word="false"/>
      <style:text-properties fo:color="#b2b2b2" officeooo:rsid="00024334" officeooo:paragraph-rsid="00024334"/>
    </style:style>
    <style:style style:name="P5" style:family="paragraph" style:parent-style-name="Standard">
      <style:paragraph-properties fo:text-align="justify" style:justify-single-word="false"/>
      <style:text-properties fo:color="#b2b2b2"/>
    </style:style>
    <style:style style:name="P6" style:family="paragraph" style:parent-style-name="Standard">
      <style:paragraph-properties fo:text-align="justify" style:justify-single-word="false"/>
      <style:text-properties fo:font-style="italic" officeooo:rsid="00024334" officeooo:paragraph-rsid="00024334" style:font-style-asian="italic" style:font-style-complex="italic"/>
    </style:style>
    <style:style style:name="P7" style:family="paragraph" style:parent-style-name="Title">
      <style:paragraph-properties fo:text-align="center" style:justify-single-word="false"/>
    </style:style>
    <style:style style:name="P8" style:family="paragraph" style:parent-style-name="Standard">
      <style:paragraph-properties fo:text-align="justify" style:justify-single-word="false"/>
      <style:text-properties fo:font-style="italic" officeooo:rsid="00024334" officeooo:paragraph-rsid="00024334" style:font-style-asian="italic" style:font-style-complex="italic"/>
    </style:style>
    <style:style style:name="P9" style:family="paragraph" style:parent-style-name="Standard">
      <style:paragraph-properties fo:text-align="justify" style:justify-single-word="false"/>
      <style:text-properties fo:font-style="italic" officeooo:rsid="0004621a" officeooo:paragraph-rsid="0004621a" style:font-style-asian="italic" style:font-style-complex="italic"/>
    </style:style>
    <style:style style:name="P10" style:family="paragraph" style:parent-style-name="Standard">
      <style:paragraph-properties fo:text-align="justify" style:justify-single-word="false"/>
      <style:text-properties fo:font-style="italic" officeooo:rsid="00044290" officeooo:paragraph-rsid="00044290" style:font-style-asian="italic" style:font-style-complex="italic"/>
    </style:style>
    <style:style style:name="P11" style:family="paragraph" style:parent-style-name="Standard">
      <style:paragraph-properties fo:text-align="justify" style:justify-single-word="false"/>
      <style:text-properties officeooo:rsid="00024334" officeooo:paragraph-rsid="00024334"/>
    </style:style>
    <style:style style:name="P12" style:family="paragraph" style:parent-style-name="Standard">
      <style:paragraph-properties fo:text-align="justify" style:justify-single-word="false"/>
      <style:text-properties fo:color="#000000" fo:font-style="italic" officeooo:rsid="0004621a" officeooo:paragraph-rsid="0004621a" style:font-style-asian="italic" style:font-style-complex="italic"/>
    </style:style>
    <style:style style:name="P13" style:family="paragraph" style:parent-style-name="Standard">
      <style:paragraph-properties fo:text-align="justify" style:justify-single-word="false"/>
      <style:text-properties fo:color="#000000" fo:font-style="italic" officeooo:rsid="0007cda8" officeooo:paragraph-rsid="0007cda8" style:font-style-asian="italic" style:font-style-complex="italic"/>
    </style:style>
    <style:style style:name="P14" style:family="paragraph" style:parent-style-name="Text_20_body">
      <style:paragraph-properties fo:text-align="justify" style:justify-single-word="false"/>
      <style:text-properties fo:color="#b2b2b2" officeooo:rsid="000347ef" officeooo:paragraph-rsid="000347ef"/>
    </style:style>
    <style:style style:name="P15" style:family="paragraph" style:parent-style-name="Heading_20_3">
      <style:paragraph-properties fo:text-align="justify" style:justify-single-word="false"/>
      <style:text-properties officeooo:rsid="00024334" officeooo:paragraph-rsid="00024334"/>
    </style:style>
    <style:style style:name="P16" style:family="paragraph" style:parent-style-name="Heading_20_3">
      <style:paragraph-properties fo:text-align="justify" style:justify-single-word="false"/>
      <style:text-properties officeooo:rsid="00024334" officeooo:paragraph-rsid="000347ef"/>
    </style:style>
    <style:style style:name="P17" style:family="paragraph" style:parent-style-name="Heading_20_3">
      <style:paragraph-properties fo:text-align="justify" style:justify-single-word="false"/>
    </style:style>
    <style:style style:name="P18" style:family="paragraph" style:parent-style-name="Heading_20_3">
      <style:paragraph-properties fo:text-align="justify" style:justify-single-word="false"/>
      <style:text-properties officeooo:paragraph-rsid="000347ef"/>
    </style:style>
    <style:style style:name="T1" style:family="text">
      <style:text-properties officeooo:rsid="00024334"/>
    </style:style>
    <style:style style:name="T2" style:family="text">
      <style:text-properties fo:font-style="italic" style:font-style-asian="italic" style:font-style-complex="italic"/>
    </style:style>
    <style:style style:name="T3" style:family="text">
      <style:text-properties fo:font-style="italic" officeooo:rsid="0004621a" style:font-style-asian="italic" style:font-style-complex="italic"/>
    </style:style>
    <style:style style:name="T4" style:family="text">
      <style:text-properties officeooo:rsid="000347ef"/>
    </style:style>
    <style:style style:name="T5" style:family="text">
      <style:text-properties fo:color="#000000" officeooo:rsid="000347ef"/>
    </style:style>
    <style:style style:name="T6" style:family="text">
      <style:text-properties fo:color="#000000" officeooo:rsid="00024334"/>
    </style:style>
    <style:style style:name="T7" style:family="text">
      <style:text-properties style:text-underline-style="solid" style:text-underline-width="auto" style:text-underline-color="font-color"/>
    </style:style>
    <style:style style:name="T8" style:family="text">
      <style:text-properties officeooo:rsid="00044290"/>
    </style:style>
    <style:style style:name="T9" style:family="text">
      <style:text-properties officeooo:rsid="0004621a"/>
    </style:style>
    <style:style style:name="T10" style:family="text">
      <style:text-properties officeooo:rsid="0007f7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tion for TP deliverable</text:p>
      <text:p text:style-name="P2"><text:span text:style-name="T4">Student members</text:span>: <text:span text:style-name="T9">SUN Ye</text:span><text:span text:style-name="T2">, </text:span><text:span text:style-name="T3">HIAULT Vincent</text:span></text:p>
      <text:p text:style-name="P3"/>
      <text:h text:style-name="P15" text:outline-level="3">1. Purpose of the ROS package</text:h>
      <text:p text:style-name="P4">Explain what is the purpose of the provided ROS package and how does it function to achieve this purpose (max 150 words)</text:p>
      <text:p text:style-name="P1"/>
      <text:p text:style-name="P6">The provided ROS package allows to <text:span text:style-name="T8">move the turtlebot in a Gazebo simulation.</text:span> This is done by a set of functions that <text:span text:style-name="T8">allows the user to move the turtle with the keyboard. Thes nodes (python programs) can store the key pressed by the user and move the robot by publishing messages to the topic the turtlebot is listening to for move commands. (cmd_vel_mux/input/navi)</text:span></text:p>
      <text:p text:style-name="P10">We have two different nodes in our package : a node to run with rosrun (teleoperation_node-partial.py), listening directly to the keyboard instructions, and a node to run with roslaunch (teleoperation_node_param.py), using a launch file with parameters to “translate” into commands the keyboard instructions.</text:p>
      <text:p text:style-name="P1"/>
      <text:p text:style-name="P1"/>
      <text:h text:style-name="P17" text:outline-level="3"><text:span text:style-name="T1">2. </text:span>Starting the ROS package <text:span text:style-name="T1">with default parameters</text:span></text:h>
      <text:p text:style-name="P4">How to start the ROS package with default parameters using rosrun</text:p>
      <text:p text:style-name="P10">The command to launch the first node is : </text:p>
      <text:p text:style-name="P6">rosrun tp<text:span text:style-name="T8">2</text:span>_ros_package <text:span text:style-name="T8">teleoperation_node-partial.py</text:span></text:p>
      <text:p text:style-name="P6"/>
      <text:p text:style-name="P6"/>
      <text:h text:style-name="P17" text:outline-level="3">2.1 Starting the ROS package with specific parameters</text:h>
      <text:p text:style-name="P5">In case your provide a ROS .launch file with specific parameters that can be launched by roslaunch, <text:span text:style-name="T1">add a 2.x subsection for each separate case</text:span>:</text:p>
      <text:p text:style-name="P10">The command to launch the second node with the launch file is :</text:p>
      <text:p text:style-name="P6">roslaunch tp<text:span text:style-name="T8">2</text:span>_ros_package <text:span text:style-name="T8">launch_file.launch</text:span></text:p>
      <text:p text:style-name="P1"/>
      <text:p text:style-name="P1"/>
      <text:h text:style-name="P15" text:outline-level="3">3 Using the ROS package with default parameters</text:h>
      <text:p text:style-name="P4">Explain how the user is expected to use your deliverable <text:span text:style-name="T4">when starting it with default parameters.</text:span> Does the user have to provide some input to your program? Where is the output shown? How does the user understand if the program succeeded or failed?</text:p>
      <text:p text:style-name="P1"/>
      <text:p text:style-name="P9">First, the user should launch the gazebo simulation of the turtlebot with the command : </text:p>
      <text:p text:style-name="P9">roslaunch turtlebot_gazebo turtlbot_world.launch</text:p>
      <text:p text:style-name="P9">Then the user can launch our first node : rosrun tp2_ros_package teleoperation_node-partial.py</text:p>
      <text:p text:style-name="P9">Then the user can press the button u to move forward, j to move backward, k to move clockwise and h to move counterwise.</text:p>
      <text:p text:style-name="P9">The user can see the results in the gazebo simulation, seeing the robot moving. </text:p>
      <text:p text:style-name="P9">He can also see the messages sent to the topic /cmd_vel_mux/input/navi with the rostopic echo command. This will print the commands sent to the robot with Twist messages.</text:p>
      <text:p text:style-name="P9">The program exits successfully after pressing CTRL+C.</text:p>
      <text:p text:style-name="P6"><text:soft-page-break/></text:p>
      <text:p text:style-name="P1"/>
      <text:h text:style-name="P15" text:outline-level="3">3.1 Using the ROS package with specific parameters</text:h>
      <text:p text:style-name="P4">Explain how the user should use the ROS package if using the .launch file of the 2.1 subsection. <text:span text:style-name="T4">Repeat for all 2.x subsections.</text:span></text:p>
      <text:p text:style-name="P4"/>
      <text:p text:style-name="P12">For using the .launch file, the process is the same : launch the gazebo simulation, launch our second node (roslaunch tp2_ros_package launch_file.launch) and move the robot using the keyboard. </text:p>
      <text:p text:style-name="P12">The output is the same : in the gazebo simulation or in the topic /cmd_vel_mux/intpu/navi using the rostopic echo command.</text:p>
      <text:p text:style-name="P12">To stop the program : CRTL+C.</text:p>
      <text:p text:style-name="P1"/>
      <text:p text:style-name="P1"/>
      <text:h text:style-name="P16" text:outline-level="3"><text:span text:style-name="T4">4</text:span> <text:span text:style-name="T4">Non-delivered code</text:span></text:h>
      <text:p text:style-name="P4">List any parts of the deliverable that you did not manage to <text:span text:style-name="T4">complete. </text:span></text:p>
      <text:h text:style-name="P18" text:outline-level="3"><text:span text:style-name="T5">5</text:span><text:span text:style-name="T6"> </text:span><text:span text:style-name="T5">Other</text:span></text:h>
      <text:p text:style-name="P14">Write here any other information that you think is useful. Feel free to add pictures with results if it helps to understand your deliverable, but <text:span text:style-name="T7">only</text:span> in the case that these results can be reproduced by the user, after having followed your instructions in sections 3 and 4.</text:p>
      <text:p text:style-name="P13">In addition of our nodes, we can find in our homework the rviz configuration file (tp_2-config.rviz) stored in the rviz directory, <text:span text:style-name="T10">for the third part of the T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24334"/>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6:05:45.858817906</meta:creation-date>
    <dc:date>2020-02-13T13:53:57.659838455</dc:date>
    <meta:editing-duration>PT31M25S</meta:editing-duration>
    <meta:editing-cycles>15</meta:editing-cycles>
    <meta:generator>LibreOffice/5.1.6.2$Linux_X86_64 LibreOffice_project/10m0$Build-2</meta:generator>
    <meta:document-statistic meta:table-count="0" meta:image-count="0" meta:object-count="0" meta:page-count="2" meta:paragraph-count="33" meta:word-count="558" meta:character-count="3410" meta:non-whitespace-character-count="2880"/>
  </office:meta>
</office:document-meta>
</file>